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eee" officeooo:paragraph-rsid="000fbeee"/>
    </style:style>
    <style:style style:name="P2" style:family="paragraph" style:parent-style-name="Standard">
      <style:text-properties officeooo:rsid="00114c7b" officeooo:paragraph-rsid="00114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3 tools/test_lanenet.py --is_batch True --batch_size 2 --save_dir data/tusimple_test_image/ret --weights_path model/tusimple_lanenet/tusimple_lanenet_vgg_2018-10-19-13-33-56.ckpt-200000 --image_path data/tusimple_test_image/</text:p>
      <text:p text:style-name="P1"/>
      <text:p text:style-name="P2">export PYTHONPATH="${PYTHONPATH}:lanenet_model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42:53.892559044</meta:creation-date>
    <dc:date>2019-05-02T17:58:30.016934143</dc:date>
    <meta:editing-duration>PT26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9" meta:character-count="277" meta:non-whitespace-character-count="265"/>
  </office:meta>
</office:document-meta>
</file>